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85ca"/>
    </style:style>
    <style:style style:name="T2" style:family="text">
      <style:text-properties officeooo:rsid="0002b62b"/>
    </style:style>
    <style:style style:name="T3" style:family="text">
      <style:text-properties officeooo:rsid="000987d8"/>
    </style:style>
    <style:style style:name="T4" style:family="text">
      <style:text-properties officeooo:rsid="0009e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RANSAC" text:style-name="Internet_20_link" text:visited-style-name="Visited_20_Internet_20_Link">https://fr.wikipedia.org/wiki/RANSAC</text:a> : <text:span text:style-name="T1">explications générales, implémentation</text:span></text:p>
      <text:p text:style-name="Standard"/>
      <text:p text:style-name="Standard"><text:a xlink:type="simple" xlink:href="http://w3.mi.parisdescartes.fr/~lomn/Cours/CV/SeqVideo/Material/RANSAC-tutorial.pdf" text:style-name="Internet_20_link" text:visited-style-name="Visited_20_Internet_20_Link">http://w3.mi.parisdescartes.fr/~lomn/Cours/CV/SeqVideo/Material/RANSAC-tutorial.pdf</text:a> <text:span text:style-name="T2">Explications détaillées, explication des paramètres, du pourquoi du comment. Moyen de trouver le nombre approximatif d’outlier (page 8 du pdf). Implémentations. Très complet et très utile. Base à utiliser pour l’implémentation ?</text:span></text:p>
      <text:p text:style-name="Standard"/>
      <text:p text:style-name="Standard"><text:a xlink:type="simple" xlink:href="https://www.youtube.com/watch?v=UKhh_MmGIjM" text:style-name="Internet_20_link" text:visited-style-name="Visited_20_Internet_20_Link">https://www.youtube.com/watch?v=UKhh_MmGIjM</text:a> <text:span text:style-name="T3">Explication “classique” de Ransac</text:span></text:p>
      <text:p text:style-name="Standard"/>
      <text:p text:style-name="Standard"><text:a xlink:type="simple" xlink:href="https://www.youtube.com/watch?v=BpOKB3OzQBQ" text:style-name="Internet_20_link" text:visited-style-name="Visited_20_Internet_20_Link">https://www.youtube.com/watch?v=BpOKB3OzQBQ</text:a> <text:span text:style-name="T3">Anglais “dur” à comprendre (pour moi)</text:span></text:p>
      <text:p text:style-name="Standard"/>
      <text:p text:style-name="Standard"><text:a xlink:type="simple" xlink:href="https://www.youtube.com/watch?v=qN61qa3mPog" text:style-name="Internet_20_link" text:visited-style-name="Visited_20_Internet_20_Link">https://www.youtube.com/watch?v=qN61qa3mPog</text:a> <text:span text:style-name="T4">Explication claire mais rapide</text:span></text:p>
      <text:p text:style-name="Standard"/>
      <text:p text:style-name="Standard"><text:a xlink:type="simple" xlink:href="http://www.cse.yorku.ca/~kosta/CompVis_Notes/ransac.pdf" text:style-name="Internet_20_link" text:visited-style-name="Visited_20_Internet_20_Link">http://www.cse.yorku.ca/~kosta/CompVis_Notes/ransac.pdf</text:a></text:p>
      <text:p text:style-name="Standard"/>
      <text:p text:style-name="Standard"><text:a xlink:type="simple" xlink:href="https://fr.mathworks.com/discovery/ransac.html" text:style-name="Internet_20_link" text:visited-style-name="Visited_20_Internet_20_Link">https://fr.mathworks.com/discovery/ransac.html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4-06T11:46:12.344000000</dc:date>
    <meta:editing-duration>PT1H5M30S</meta:editing-duration>
    <meta:editing-cycles>9</meta:editing-cycles>
    <meta:document-statistic meta:table-count="0" meta:image-count="0" meta:object-count="0" meta:page-count="1" meta:paragraph-count="7" meta:word-count="57" meta:character-count="722" meta:non-whitespace-character-count="672"/>
  </office:meta>
</office:document-meta>
</file>